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5d1c" officeooo:paragraph-rsid="00005d1c"/>
    </style:style>
    <style:style style:name="P2" style:family="paragraph" style:parent-style-name="Standard">
      <style:text-properties officeooo:rsid="00005d1c" officeooo:paragraph-rsid="00011d31"/>
    </style:style>
    <style:style style:name="P3" style:family="paragraph" style:parent-style-name="Standard">
      <style:text-properties officeooo:rsid="00016fba" officeooo:paragraph-rsid="00016fba"/>
    </style:style>
    <style:style style:name="P4" style:family="paragraph" style:parent-style-name="Standard">
      <style:text-properties officeooo:rsid="000221ef" officeooo:paragraph-rsid="000221ef"/>
    </style:style>
    <style:style style:name="P5" style:family="paragraph" style:parent-style-name="Standard">
      <style:text-properties officeooo:rsid="00033408" officeooo:paragraph-rsid="00033408"/>
    </style:style>
    <style:style style:name="T1" style:family="text">
      <style:text-properties officeooo:rsid="00005d1c"/>
    </style:style>
    <style:style style:name="T2" style:family="text">
      <style:text-properties officeooo:rsid="00011d31"/>
    </style:style>
    <style:style style:name="T3" style:family="text">
      <style:text-properties officeooo:rsid="000221ef"/>
    </style:style>
    <style:style style:name="T4" style:family="text">
      <style:text-properties officeooo:rsid="00050d67"/>
    </style:style>
    <style:style style:name="T5" style:family="text">
      <style:text-properties officeooo:rsid="000706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Ö<text:span text:style-name="T1">vning 2</text:span></text:p>
      <text:p text:style-name="Standard"/>
      <text:p text:style-name="P1">Rep förra övningen </text:p>
      <text:p text:style-name="P1"><text:tab/>a, b &lt; c fungerar inte</text:p>
      <text:p text:style-name="P1"><text:tab/>Ramanjuan</text:p>
      <text:p text:style-name="P2"><text:tab/>skriva ut <text:span text:style-name="T2">9:ans </text:span>multiplikationstabellen, <text:span text:style-name="T2">notera: </text:span></text:p>
      <text:p text:style-name="P2"><text:span text:style-name="T2"><text:tab/><text:tab/>+=</text:span></text:p>
      <text:p text:style-name="P1"><text:tab/><text:tab/><text:span text:style-name="T2">vi ökar efter att vi utfört alla beräkningar</text:span></text:p>
      <text:p text:style-name="P1"><text:tab/><text:span text:style-name="T2">skriv ut alla, loop inuti loop</text:span></text:p>
      <text:p text:style-name="P1"><text:tab/><text:tab/><text:span text:style-name="T2">bug där man inte nollställer a</text:span></text:p>
      <text:p text:style-name="P1"/>
      <text:p text:style-name="P5">For loopar</text:p>
      <text:p text:style-name="P5"><text:tab/>range(inklusive, exklusive, step):</text:p>
      <text:p text:style-name="P5"><text:tab/></text:p>
      <text:p text:style-name="P5"><text:tab/></text:p>
      <text:p text:style-name="P3">Funktioner:</text:p>
      <text:p text:style-name="P3"><text:tab/>Definiera, argument, allmänt om var man ska bryta ut kod, diskutera!</text:p>
      <text:p text:style-name="P3"><text:tab/>Gå igenom vilka funktioner vi använt redan, input, print, round(be om ursäkt), int, str, sqrt</text:p>
      <text:p text:style-name="P1"><text:tab/><text:span text:style-name="T3">Definiera en funktion med utskrift, prime</text:span></text:p>
      <text:p text:style-name="P1"><text:tab/><text:span text:style-name="T3">Gör om prime så att den returnerar ett tal</text:span></text:p>
      <text:p text:style-name="P1"/>
      <text:p text:style-name="P4">Strängar</text:p>
      <text:p text:style-name="P4"><text:tab/><text:span text:style-name="T5">Strängar och index</text:span></text:p>
      <text:p text:style-name="P4"><text:tab/>Lägga ihop strängar, immutable</text:p>
      <text:p text:style-name="P4"><text:tab/>Slices <text:span text:style-name="T4">[inklusive: exklusive:step]</text:span></text:p>
      <text:p text:style-name="P4"><text:tab/><text:span text:style-name="T5">len()</text:span></text:p>
      <text:p text:style-name="P4"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22:31:51.307185000</meta:creation-date>
    <dc:date>2014-10-07T06:32:20.912161000</dc:date>
    <meta:editing-duration>PT22M6S</meta:editing-duration>
    <meta:editing-cycles>4</meta:editing-cycles>
    <meta:generator>LibreOffice/4.3.2.2$MacOSX_X86_64 LibreOffice_project/edfb5295ba211bd31ad47d0bad0118690f76407d</meta:generator>
    <meta:document-statistic meta:table-count="0" meta:image-count="0" meta:object-count="0" meta:page-count="1" meta:paragraph-count="24" meta:word-count="97" meta:character-count="629" meta:non-whitespace-character-count="529"/>
  </office:meta>
</office:document-meta>
</file>